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38.47mm"/>
    </style:style>
    <style:style style:name="co4" style:family="table-column">
      <style:table-column-properties fo:break-before="auto" style:column-width="40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tien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rnan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ssi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rnan</text:p>
          </table:table-cell>
        </table:table-row>
      </table:table>
      <table:table table:name="Diseas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haryngiti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oxication</text:p>
          </table:table-cell>
        </table:table-row>
      </table:table>
      <table:table table:name="Symptom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tig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roat inflamm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arrhe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dy pain</text:p>
          </table:table-cell>
        </table:table-row>
      </table:table>
      <table:table table:name="Medicine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edicin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u fre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cetamol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tibiotic azithromycin</text:p>
          </table:table-cell>
          <table:table-cell table:number-columns-repeated="6"/>
        </table:table-row>
      </table:table>
      <table:table table:name="Patients-Diseas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disea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</table:table>
      <table:table table:name="Disease-Symptom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symptom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table table:name="Relieved-Symptoms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dicine</text:p>
          </table:table-cell>
          <table:table-cell office:value-type="string" calcext:value-type="string">
            <text:p>symptom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3:55:36.227769960</meta:creation-date>
    <dc:date>2019-03-24T14:33:37.592726883</dc:date>
    <meta:editing-duration>PT37M58S</meta:editing-duration>
    <meta:editing-cycles>16</meta:editing-cycles>
    <meta:generator>LibreOffice/6.0.3.2$Linux_X86_64 LibreOffice_project/00m0$Build-2</meta:generator>
    <meta:document-statistic meta:table-count="7" meta:cell-count="68" meta:object-count="0"/>
  </office:meta>
</office:document-meta>
</file>